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d6d30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9f34a" officeooo:paragraph-rsid="001df2b4"/>
    </style:style>
    <style:style style:name="P8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1df2b4"/>
    </style:style>
    <style:style style:name="P9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1df2b4"/>
    </style:style>
    <style:style style:name="P10" style:family="paragraph" style:parent-style-name="UC_5f_Alternativa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</style:style>
    <style:style style:name="P11" style:family="paragraph" style:parent-style-name="Standard" style:master-page-name="Standard">
      <style:paragraph-properties style:page-number="auto"/>
      <style:text-properties style:font-name="Book Antiqua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d6d30"/>
    </style:style>
    <style:style style:name="T3" style:family="text">
      <style:text-properties fo:font-weight="normal" officeooo:rsid="001d6d30" style:font-weight-asian="normal" style:font-weight-complex="normal"/>
    </style:style>
    <style:style style:name="T4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5" style:family="text">
      <style:text-properties style:use-window-font-color="true" style:font-name="Times New Roman" officeooo:rsid="001d6d30" style:font-name-asian="Times New Roman" style:font-name-complex="Times New Roman"/>
    </style:style>
    <style:style style:name="T6" style:family="text">
      <style:text-properties officeooo:rsid="000e9125"/>
    </style:style>
    <style:style style:name="T7" style:family="text">
      <style:text-properties officeooo:rsid="001ff0e8"/>
    </style:style>
    <style:style style:name="T8" style:family="text">
      <style:text-properties officeooo:rsid="00202a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3">Administrar Fase.</text:span></text:p>
          </table:table-cell>
          <table:table-cell table:style-name="Tabla1.B1" office:value-type="string">
            <text:p text:style-name="P2"><text:span text:style-name="T1">Nro. de Caso de Uso:</text:span> <text:span text:style-name="T8">CU.A.06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T2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UC_5f_NormalAzul_20_Car"><text:span text:style-name="T4">Administrar </text:span></text:span><text:span text:style-name="UC_5f_NormalAzul_20_Car"><text:span text:style-name="T5">fase</text:span></text:span><text:span text:style-name="UC_5f_NormalAzul_20_Car"><text:span text:style-name="T4"> con las siguientes opciones: crear, </text:span></text:span><text:span text:style-name="UC_5f_NormalAzul_20_Car"><text:span text:style-name="T5">modificar, </text:span></text:span><text:span text:style-name="UC_5f_NormalAzul_20_Car"><text:span text:style-name="T4">eliminar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T2">El proyecto debe estar en estado no iniciado. </text:span><text:span text:style-name="UC_5f_NormalAzul_20_Car"><text:span text:style-name="T4">El actor debe estar logueado como Administrador de </text:span></text:span><text:span text:style-name="UC_5f_NormalAzul_20_Car"><text:span text:style-name="T5">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 Condiciones:</text:span> </text:p>
          </table:table-cell>
          <table:covered-table-cell/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2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2"/>
          </table:table-cell>
          <table:table-cell table:style-name="Tabla2.A1" office:value-type="string">
            <text:p text:style-name="P8">1.<text:span text:style-name="T6">Despliega la pantalla de administración de fases, con las opciones: crear, eliminar, modificar. </text:span></text:p>
          </table:table-cell>
        </table:table-row>
        <table:table-row table:style-name="Tabla2.4">
          <table:table-cell table:style-name="Tabla2.A2" office:value-type="string">
            <text:p text:style-name="P9">2. <text:span text:style-name="T6">Selecciona</text:span> una de las opciones disponibles.</text:p>
          </table:table-cell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5" office:value-type="string">
            <text:p text:style-name="P9"/>
          </table:table-cell>
          <table:table-cell table:style-name="Tabla2.B5" office:value-type="string">
            <text:p text:style-name="P7">3.Despliega la <text:span text:style-name="T8">opción</text:span> seleccionada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1854143866390684676" text:style-name="WW8Num8">
              <text:list-header>
                <text:p text:style-name="P10"/>
              </text:list-header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text:span text:style-name="T7">Crear Fase, Modificar Fase, Eliminar Fase.</text:span>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8">RF98 al RF125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</meta:editing-cycles>
    <meta:editing-duration>PT25M58S</meta:editing-duration>
    <dc:date>2014-03-16T18:57:49.237930807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0" meta:word-count="117" meta:character-count="839" meta:non-whitespace-character-count="736"/>
  </office:meta>
</office:document-meta>
</file>